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f0857"/>
    </style:style>
    <style:style style:name="P2" style:family="paragraph" style:parent-style-name="Text_20_body" style:list-style-name="L8">
      <style:text-properties officeooo:rsid="001eb518" officeooo:paragraph-rsid="001eb518"/>
    </style:style>
    <style:style style:name="P3" style:family="paragraph" style:parent-style-name="Text_20_body" style:list-style-name="L9">
      <style:text-properties officeooo:rsid="001fe517" officeooo:paragraph-rsid="0023221f"/>
    </style:style>
    <style:style style:name="P4" style:family="paragraph" style:parent-style-name="Text_20_body" style:list-style-name="L9">
      <style:text-properties officeooo:rsid="0021c968" officeooo:paragraph-rsid="001fe517"/>
    </style:style>
    <style:style style:name="P5" style:family="paragraph" style:parent-style-name="Text_20_body" style:list-style-name="L9">
      <style:text-properties officeooo:rsid="0021c968" officeooo:paragraph-rsid="0021c968"/>
    </style:style>
    <style:style style:name="P6" style:family="paragraph" style:parent-style-name="Text_20_body" style:list-style-name="L9">
      <style:text-properties officeooo:rsid="0021c968" officeooo:paragraph-rsid="0023221f"/>
    </style:style>
    <style:style style:name="P7" style:family="paragraph" style:parent-style-name="Text_20_body">
      <style:text-properties officeooo:rsid="0021c968" officeooo:paragraph-rsid="001eb518"/>
    </style:style>
    <style:style style:name="P8" style:family="paragraph" style:parent-style-name="Text_20_body" style:list-style-name="L11">
      <style:text-properties officeooo:rsid="0023221f" officeooo:paragraph-rsid="0023221f"/>
    </style:style>
    <style:style style:name="P9" style:family="paragraph" style:parent-style-name="Text_20_body" style:list-style-name="L11">
      <style:text-properties officeooo:rsid="00232c6f" officeooo:paragraph-rsid="00232c6f"/>
    </style:style>
    <style:style style:name="P10" style:family="paragraph" style:parent-style-name="Text_20_body" style:list-style-name="L11">
      <style:text-properties officeooo:rsid="00240f12" officeooo:paragraph-rsid="00240f12"/>
    </style:style>
    <style:style style:name="P11" style:family="paragraph" style:parent-style-name="Text_20_body" style:list-style-name="L12">
      <style:text-properties officeooo:rsid="0024dd8c" officeooo:paragraph-rsid="0024dd8c"/>
    </style:style>
    <style:style style:name="P12" style:family="paragraph" style:parent-style-name="Text_20_body" style:list-style-name="L1">
      <style:paragraph-properties fo:margin-left="0in" fo:margin-right="0in" fo:margin-top="0in" fo:margin-bottom="0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13" style:family="paragraph" style:parent-style-name="Text_20_body" style:list-style-name="L2">
      <style:paragraph-properties fo:margin-left="0in" fo:margin-right="0in" fo:margin-top="0in" fo:margin-bottom="0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14" style:family="paragraph" style:parent-style-name="Text_20_body" style:list-style-name="L3">
      <style:paragraph-properties fo:margin-left="0in" fo:margin-right="0in" fo:margin-top="0in" fo:margin-bottom="0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15" style:family="paragraph" style:parent-style-name="Text_20_body" style:list-style-name="L4">
      <style:paragraph-properties fo:margin-left="0in" fo:margin-right="0in" fo:margin-top="0in" fo:margin-bottom="0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16" style:family="paragraph" style:parent-style-name="Text_20_body" style:list-style-name="L5">
      <style:paragraph-properties fo:margin-left="0in" fo:margin-right="0in" fo:margin-top="0in" fo:margin-bottom="0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17" style:family="paragraph" style:parent-style-name="Text_20_body" style:list-style-name="L6">
      <style:paragraph-properties fo:margin-left="0in" fo:margin-right="0in" fo:margin-top="0in" fo:margin-bottom="0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18" style:family="paragraph" style:parent-style-name="Text_20_body" style:list-style-name="L7">
      <style:paragraph-properties fo:margin-left="0in" fo:margin-right="0in" style:line-height-at-least="0.2083in" fo:widows="1" fo:text-indent="0in" style:auto-text-indent="false"/>
    </style:style>
    <style:style style:name="P19" style:family="paragraph" style:parent-style-name="Standard"/>
    <style:style style:name="P20" style:family="paragraph" style:parent-style-name="Header" style:list-style-name="L10"/>
    <style:style style:name="P21" style:family="paragraph" style:parent-style-name="Heading_20_3">
      <style:text-properties officeooo:rsid="001f0857" officeooo:paragraph-rsid="001f0857"/>
    </style:style>
    <style:style style:name="P22" style:family="paragraph" style:parent-style-name="Heading_20_3"/>
    <style:style style:name="P23" style:family="paragraph" style:parent-style-name="Heading_20_1">
      <style:text-properties officeooo:rsid="001eb518" officeooo:paragraph-rsid="001eb518"/>
    </style:style>
    <style:style style:name="P24" style:family="paragraph" style:parent-style-name="Heading_20_1">
      <style:text-properties officeooo:rsid="001f0857"/>
    </style:style>
    <style:style style:name="P25" style:family="paragraph" style:parent-style-name="Heading_20_1">
      <style:text-properties officeooo:rsid="001dafbe" officeooo:paragraph-rsid="001dafbe"/>
    </style:style>
    <style:style style:name="P26" style:family="paragraph" style:parent-style-name="Heading_20_2">
      <style:text-properties officeooo:rsid="001f0857" officeooo:paragraph-rsid="001f0857"/>
    </style:style>
    <style:style style:name="T1" style:family="text">
      <style:text-properties fo:font-variant="normal" fo:text-transform="none" fo:color="#333333" style:font-name="Helvetica Neue" fo:font-size="9.75pt" fo:letter-spacing="normal" fo:font-style="normal" fo:font-weight="normal"/>
    </style:style>
    <style:style style:name="T2" style:family="text">
      <style:text-properties fo:font-variant="normal" fo:text-transform="none" fo:color="#252525" style:font-name="sans-serif" fo:font-size="10.5pt" fo:letter-spacing="normal" fo:font-style="normal" fo:font-weight="normal"/>
    </style:style>
    <style:style style:name="T3" style:family="text">
      <style:text-properties fo:font-variant="normal" fo:text-transform="none" fo:color="#252525" style:font-name="sans-serif" fo:font-size="10.5pt" fo:letter-spacing="normal" fo:language="grc" fo:country="GR" fo:font-style="normal" fo:font-weight="normal"/>
    </style:style>
    <style:style style:name="T4" style:family="text">
      <style:text-properties fo:font-variant="normal" fo:text-transform="none" fo:color="#252525" style:font-name="sans-serif" fo:font-size="10.5pt" fo:letter-spacing="normal" fo:font-style="italic" fo:font-weight="normal"/>
    </style:style>
    <style:style style:name="T5" style:family="text">
      <style:text-properties fo:font-variant="normal" fo:text-transform="none" fo:color="#252525" fo:letter-spacing="normal"/>
    </style:style>
    <style:style style:name="T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34485862991119068" text:style-name="L1">
        <text:list-item>
          <text:p text:style-name="P12">There are 3 basic models of computation. FA, RE, and the Turing Machine. Are they all equal, why use one over another? What are their roles in understanding problems and how to solve them?</text:p>
        </text:list-item>
      </text:list>
      <text:list xml:id="list8928341860710247291" text:style-name="L2">
        <text:list-item>
          <text:p text:style-name="P13">Contrast computational models with emphasis on appropriate roles in computation.</text:p>
        </text:list-item>
      </text:list>
      <text:list xml:id="list2053339462211035628" text:style-name="L3">
        <text:list-item>
          <text:p text:style-name="P14">2500 words</text:p>
        </text:list-item>
      </text:list>
      <text:list xml:id="list1470437083473749787" text:style-name="L4">
        <text:list-item>
          <text:p text:style-name="P15">Harvard style citations are required (APA style, check out RefWorks, or other citation software) – they are also not part of your word count.</text:p>
        </text:list-item>
      </text:list>
      <text:list xml:id="list5534751742460498466" text:style-name="L5">
        <text:list-item>
          <text:p text:style-name="P16">Of course spelling and grammar count.</text:p>
        </text:list-item>
      </text:list>
      <text:list xml:id="list1584143850187031078" text:style-name="L6">
        <text:list-item>
          <text:p text:style-name="P17">Scoring – 7 points content – 3 points style/clarity/formatting</text:p>
        </text:list-item>
      </text:list>
      <text:list xml:id="list7488609686627664317" text:style-name="L7">
        <text:list-item>
          <text:p text:style-name="P18"><text:span text:style-name="T1">Due before 03/18/2016-23:59</text:span></text:p>
        </text:list-item>
      </text:list>
      <text:h text:style-name="P23" text:outline-level="1">Automaton</text:h>
      <text:list xml:id="list7586622033446731257" text:style-name="L8">
        <text:list-item>
          <text:p text:style-name="P2">A self-operating machine designed to follow a preset sequence or set of instructions</text:p>
        </text:list-item>
        <text:list-item>
          <text:p text:style-name="P2"><text:span text:style-name="T2">The word "automaton" is the latinization of the </text:span><text:a xlink:type="simple" xlink:href="https://en.wikipedia.org/wiki/Greek_language" text:style-name="Internet_20_link" text:visited-style-name="Visited_20_Internet_20_Link"><text:span text:style-name="T6">Greek</text:span></text:a><text:span text:style-name="T5"> </text:span><text:span text:style-name="T3">αὐτόματον</text:span><text:span text:style-name="T2">,</text:span><text:span text:style-name="T4">automaton</text:span><text:span text:style-name="T2">, (neuter) "acting of one's own will" – First used by Homer</text:span></text:p>
        </text:list-item>
        <text:list-item>
          <text:p text:style-name="P2"><text:span text:style-name="T2">Founded in early Grecian Robotics</text:span></text:p>
        </text:list-item>
      </text:list>
      <text:p text:style-name="P7"/>
      <text:h text:style-name="P24" text:outline-level="1">Computational Theory</text:h>
      <text:p text:style-name="Text_20_body"/>
      <text:h text:style-name="P26" text:outline-level="2">Formal Language Theory</text:h>
      <text:list xml:id="list6240044375814060979" text:style-name="L11">
        <text:list-item>
          <text:p text:style-name="P8">Chomsky Hierarchy – Model of formal languages</text:p>
        </text:list-item>
        <text:list-item>
          <text:p text:style-name="P9">Arose from Linguistics</text:p>
        </text:list-item>
        <text:list-item>
          <text:p text:style-name="P9">Used to define the grammar of programming langauges</text:p>
        </text:list-item>
        <text:list-item>
          <text:p text:style-name="P9">Believed to originated from Gottlob Frege</text:p>
        </text:list-item>
        <text:list-item>
          <text:p text:style-name="P10">Describes syntax but not semantics</text:p>
        </text:list-item>
      </text:list>
      <text:h text:style-name="P21" text:outline-level="3">Regular Languages</text:h>
      <text:list xml:id="list8341331651265376424" text:style-name="L12">
        <text:list-item>
          <text:p text:style-name="P11">Expressed with regular expressions</text:p>
        </text:list-item>
      </text:list>
      <text:h text:style-name="Heading_20_3" text:outline-level="3"><text:soft-page-break/>Context-Free Languages</text:h>
      <text:h text:style-name="P21" text:outline-level="3">Context-Sensitive Languages</text:h>
      <text:h text:style-name="P21" text:outline-level="3">Recursively Enumerable Languages</text:h>
      <text:p text:style-name="P1"/>
      <text:h text:style-name="P25" text:outline-level="1">Automaton Theory</text:h>
      <text:list xml:id="list5001949438485407929" text:style-name="L9">
        <text:list-item>
          <text:p text:style-name="P3">The study of abstract machines and the problems that can be solved using them.</text:p>
        </text:list-item>
        <text:list-item>
          <text:p text:style-name="P6">A finite representation of a formal languages</text:p>
        </text:list-item>
        <text:list-item>
          <text:p text:style-name="P6">Used in computational theory, compiler design, AI, parsing, and formal verification</text:p>
        </text:list-item>
        <text:list-item>
          <text:p text:style-name="P6">Supposed to run on a given sequence of inputs in discrete time steps</text:p>
        </text:list-item>
        <text:list-item>
          <text:p text:style-name="P6">Inputs come from a set of symbols known as an alphabet</text:p>
        </text:list-item>
        <text:list-item>
          <text:p text:style-name="P6">A word is the finite sequence of symbols fed to the automaton</text:p>
        </text:list-item>
        <text:list-item>
          <text:p text:style-name="P6">Contains states, one of which are always active at runtime</text:p>
        </text:list-item>
        <text:list-item>
          <text:p text:style-name="P6">States are transitioned when symbol is read</text:p>
        </text:list-item>
        <text:list-item>
          <text:p text:style-name="P6">The final state is reached when a whole word is read – it is either accepted or rejected</text:p>
        </text:list-item>
        <text:list-item>
          <text:p text:style-name="P6">A language is the set of all words accepted by the automaton</text:p>
        </text:list-item>
      </text:list>
      <text:h text:style-name="Heading_20_3" text:outline-level="3">Combinational Logic</text:h>
      <text:h text:style-name="Heading_20_3" text:outline-level="3">Finite State Machines</text:h>
      <text:list xml:id="list1247971986305426544" text:style-name="L10">
        <text:list-item>
          <text:list>
            <text:list-item>
              <text:list>
                <text:list-item>
                  <text:p text:style-name="P20">Deterministic Finite Automata</text:p>
                </text:list-item>
                <text:list-item>
                  <text:p text:style-name="P20">Non-Deterministic Finite Automata</text:p>
                </text:list-item>
              </text:list>
            </text:list-item>
          </text:list>
        </text:list-item>
      </text:list>
      <text:h text:style-name="Heading_20_3" text:outline-level="3">Pushdown Automata</text:h>
      <text:p text:style-name="Standard">Turing Machines</text:p>
      <text:h text:style-name="P23" text:outline-level="1">Quotes</text:h>
      <text:h text:style-name="P23" text:outline-level="1">Citat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22:05:03.540571442</meta:creation-date>
    <dc:date>2016-03-11T11:16:18.169521378</dc:date>
    <meta:editing-duration>PT7M23S</meta:editing-duration>
    <meta:editing-cycles>2</meta:editing-cycles>
    <meta:generator>LibreOffice/5.1.0.3$Linux_X86_64 LibreOffice_project/10m0$Build-3</meta:generator>
    <meta:document-statistic meta:table-count="0" meta:image-count="0" meta:object-count="0" meta:page-count="2" meta:paragraph-count="42" meta:word-count="331" meta:character-count="2001" meta:non-whitespace-character-count="1734"/>
  </office:meta>
</office:document-meta>
</file>